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Liberation Serif" officeooo:rsid="002b9e5e" officeooo:paragraph-rsid="002ec3fd"/>
    </style:style>
    <style:style style:name="P2" style:family="paragraph" style:parent-style-name="Title">
      <style:text-properties style:font-name="Liberation Serif" officeooo:paragraph-rsid="002e097e"/>
    </style:style>
    <style:style style:name="P3" style:family="paragraph" style:parent-style-name="List_20_2_20_Cont.">
      <style:text-properties officeooo:rsid="002ec3fd" officeooo:paragraph-rsid="002ec3fd"/>
    </style:style>
    <style:style style:name="P4" style:family="paragraph" style:parent-style-name="Numbering_20_1">
      <style:text-properties officeooo:rsid="002add6b" officeooo:paragraph-rsid="002add6b"/>
    </style:style>
    <style:style style:name="P5" style:family="paragraph" style:parent-style-name="List_20_2">
      <style:text-properties officeooo:rsid="002add6b" officeooo:paragraph-rsid="002add6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lentos Gallup</text:p>
      <text:list xml:id="list4285626489" text:style-name="Numbering_20_123">
        <text:list-item>
          <text:p text:style-name="Numbering_20_1">Mis talentos en acción. </text:p>
        </text:list-item>
      </text:list>
      <text:list xml:id="list4090713378" text:style-name="List_20_2">
        <text:list-item>
          <text:p text:style-name="List_20_2">Obtienes lo mejor de mí cuando: </text:p>
        </text:list-item>
      </text:list>
      <text:p text:style-name="P3">Encuentro empatía, afinidad, consideración y no me siento presionado. </text:p>
      <text:list xml:id="list183359306509312" text:continue-numbering="true" text:style-name="List_20_2">
        <text:list-item>
          <text:p text:style-name="List_20_2">Obtienes lo peor de mí cuando: </text:p>
        </text:list-item>
      </text:list>
      <text:p text:style-name="P3">Cuando me siento invadido en mi espacio, </text:p>
      <text:list xml:id="list183359942828353" text:continue-numbering="true" text:style-name="List_20_2">
        <text:list-item>
          <text:p text:style-name="List_20_2">Puedes contar conmigo para:</text:p>
        </text:list-item>
        <text:list-item>
          <text:p text:style-name="List_20_2">Lo que necesito de ti:</text:p>
        </text:list-item>
      </text:list>
      <text:list xml:id="list183359434015504" text:continue-list="list4285626489" text:style-name="Numbering_20_123">
        <text:list-item>
          <text:p text:style-name="P4">Mapa de temas.</text:p>
        </text:list-item>
      </text:list>
      <text:list xml:id="list183359136499520" text:continue-list="list183359942828353" text:style-name="List_20_2">
        <text:list-item>
          <text:p text:style-name="P5">Me describo como:</text:p>
        </text:list-item>
        <text:list-item>
          <text:p text:style-name="P5">El valor que aporto:</text:p>
        </text:list-item>
        <text:list-item>
          <text:p text:style-name="P5">El papel que desempeño:</text:p>
        </text:list-item>
        <text:list-item>
          <text:p text:style-name="P5">Las necesidades que tengo:</text:p>
        </text:list-item>
        <text:list-item>
          <text:p text:style-name="P5">Mis motivaciones:</text:p>
        </text:list-item>
      </text:list>
      <text:list xml:id="list183358798465151" text:continue-list="list183359434015504" text:style-name="Numbering_20_123">
        <text:list-item>
          <text:p text:style-name="P4">Notas adicionales.</text:p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" style:class="text">
      <style:paragraph-properties fo:margin-top="0.5in" fo:margin-bottom="0in" loext:contextual-spacing="true"/>
      <style:text-properties fo:color="#00508f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" style:class="text">
      <style:paragraph-properties fo:margin-top="0in" fo:margin-bottom="0.0972in" loext:contextual-spacing="false" fo:line-height="120%"/>
      <style:text-properties fo:color="#0d1f63"/>
    </style:style>
    <style:style style:name="List" style:family="paragraph" style:parent-style-name="Text_20_body" style:class="list">
      <style:paragraph-properties fo:margin-left="0.2in" fo:margin-right="0in" fo:text-indent="-0.2in" style:auto-text-indent="false">
        <style:tab-stops/>
      </style:paragraph-properties>
      <style:text-properties fo:color="#003d73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>
        <style:tab-stops/>
      </style:paragraph-properties>
      <style:text-properties fo:color="#003d73"/>
    </style:style>
    <style:style style:name="Numbering_20_1" style:display-name="Numbering 1" style:family="paragraph" style:parent-style-name="List" style:list-style-name="Numbering_20_123" style:class="list">
      <loext:graphic-properties draw:fill="none" draw:fill-color="#729fcf"/>
      <style:paragraph-properties fo:margin-top="0in" fo:margin-bottom="0.0835in" loext:contextual-spacing="false" fo:background-color="transparent" style:shadow="none">
        <style:tab-stops/>
      </style:paragraph-properties>
      <style:text-properties fo:color="#003d73"/>
    </style:style>
    <style:style style:name="Numbering_20_5_20_Cont." style:display-name="Numbering 5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2" style:display-name="List 2" style:family="paragraph" style:parent-style-name="List" style:list-style-name="List_20_2" style:class="list">
      <style:paragraph-properties fo:margin-left="0.6598in" fo:margin-right="0in" fo:margin-top="0in" fo:margin-bottom="0.0835in" loext:contextual-spacing="false" fo:line-height="120%" fo:text-indent="-0.1598in" style:auto-text-indent="false">
        <style:tab-stops/>
      </style:paragraph-properties>
      <style:text-properties fo:color="#003d73"/>
    </style:style>
    <style:style style:name="List_20_2_20_Cont." style:display-name="List 2 Cont." style:family="paragraph" style:parent-style-name="List" style:list-style-name="" style:class="list">
      <style:paragraph-properties fo:margin-left="0.5in" fo:margin-right="0in" fo:margin-top="0in" fo:margin-bottom="0.0799in" loext:contextual-spacing="false" fo:text-indent="0.1598in" style:auto-text-indent="false" style:shadow="none"/>
      <style:text-properties fo:color="#cf3834"/>
    </style:style>
    <style:style style:name="Numbering_20_1_20_Cont." style:display-name="Numbering 1 Cont." style:family="paragraph" style:parent-style-name="List" style:list-style-name="" style:class="list">
      <style:paragraph-properties fo:margin-left="0.5in" fo:margin-right="0in" fo:margin-top="0in" fo:margin-bottom="0.0835in" loext:contextual-spacing="false" fo:text-indent="0in" style:auto-text-indent="false"/>
      <style:text-properties fo:color="#006c3b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List_20_Indent" style:display-name="List Indent" style:family="paragraph" style:parent-style-name="Text_20_body" style:class="text">
      <style:paragraph-properties>
        <style:tab-stops>
          <style:tab-stop style:position="0in"/>
        </style:tab-stops>
      </style:paragraph-properties>
    </style:style>
    <style:style style:name="List_20_3" style:display-name="List 3" style:family="paragraph" style:parent-style-name="List" style:list-style-name="List_20_3" style:class="list">
      <style:paragraph-properties fo:margin-left="0.6902in" fo:margin-right="0in" fo:margin-top="0in" fo:margin-bottom="0.0835in" loext:contextual-spacing="false" fo:text-indent="0in" style:auto-text-indent="false">
        <style:tab-stops/>
      </style:paragraph-properties>
      <style:text-properties fo:color="#003d73"/>
    </style:style>
    <style:style style:name="List_20_3_20_Cont." style:display-name="List 3 Cont." style:family="paragraph" style:parent-style-name="List" style:list-style-name="" style:class="list">
      <style:paragraph-properties fo:margin-left="0.6902in" fo:margin-right="0in" fo:margin-top="0in" fo:margin-bottom="0.0835in" loext:contextual-spacing="false" fo:text-indent="0in" style:auto-text-indent="false"/>
      <style:text-properties fo:color="#006c3b"/>
    </style:style>
    <style:style style:name="Numbering_20_1_20_End" style:display-name="Numbering 1 End" style:family="paragraph" style:parent-style-name="List" style:next-style-name="Numbering_20_1" style:class="list">
      <style:paragraph-properties fo:margin-left="0.5in" fo:margin-right="0in" fo:margin-top="0in" fo:margin-bottom="0.1665in" loext:contextual-spacing="false" fo:text-indent="0in" style:auto-text-indent="false"/>
      <style:text-properties fo:color="#cf3834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0799in" loext:contextual-spacing="false" fo:text-indent="0in" style:auto-text-indent="false">
        <style:tab-stops/>
      </style:paragraph-properties>
      <style:text-properties fo:color="#cf3834"/>
    </style:style>
    <style:style style:name="Title" style:family="paragraph" style:parent-style-name="Heading" style:next-style-name="Text_20_body" style:list-style-name="" style:class="chapter">
      <style:paragraph-properties fo:margin-top="0.1701in" fo:margin-bottom="0.25in" loext:contextual-spacing="false" fo:text-align="center" style:justify-single-word="false" style:shadow="none"/>
      <style:text-properties fo:color="#003d73"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list-style-name="" style:class="extra">
      <style:paragraph-properties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Bullet_20_Symbols" text:bullet-char="◦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Liberation Serif" officeooo:rsid="002b9e5e" officeooo:paragraph-rsid="002ec3f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10107" number:language="es" number:country="MX" number:title="User-defined">
      <number:day/>
      <number:text> </number:text>
      <number:month number:style="long" number:textual="true"/>
      <number:text> '</number:text>
      <number:year/>
    </number:date-style>
  </office:automatic-styles>
  <office:master-styles>
    <style:master-page style:name="Standard" style:page-layout-name="Mpm1">
      <style:header>
        <text:p text:style-name="Header">Diego Villamil</text:p>
        <text:p text:style-name="MP1">CDMX, <text:date style:data-style-name="N10107" text:date-value="2020-07-27T18:32:52.262028534" text:fixed="true">27 julio '20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7T18:32:52.512846428</meta:creation-date>
    <meta:generator>LibreOffice/6.0.7.3$Linux_X86_64 LibreOffice_project/00m0$Build-3</meta:generator>
    <meta:editing-duration>P0D</meta:editing-duration>
    <meta:editing-cycles>1</meta:editing-cycles>
    <meta:initial-creator>Diego Villamil</meta:initial-creator>
    <meta:document-statistic meta:table-count="0" meta:image-count="0" meta:object-count="0" meta:page-count="1" meta:paragraph-count="17" meta:word-count="83" meta:character-count="444" meta:non-whitespace-character-count="385"/>
  </office:meta>
</office:document-meta>
</file>